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4a2" officeooo:paragraph-rsid="000c14a2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d8dee9" loext:opacity="100%" style:font-name="Droid Sans Mono" fo:font-size="10.5pt" fo:font-weight="normal" fo:background-color="#1a1a1a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d8dee9" loext:opacity="100%" style:font-name="Droid Sans Mono" fo:font-size="10.5pt" fo:font-weight="normal" officeooo:paragraph-rsid="000fe16f" fo:background-color="#1a1a1a"/>
    </style:style>
    <style:style style:name="P4" style:family="paragraph" style:parent-style-name="Standard">
      <style:text-properties fo:color="#d8dee9" loext:opacity="100%" style:font-name="Droid Sans Mono" fo:font-size="10.5pt" fo:font-weight="normal" officeooo:rsid="000c14a2" officeooo:paragraph-rsid="000c14a2" fo:background-color="#1a1a1a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d8dee9" loext:opacity="100%" style:font-name="Droid Sans Mono" fo:font-size="10.5pt" fo:font-weight="normal" fo:background-color="#1a1a1a"/>
    </style:style>
    <style:style style:name="T1" style:family="text">
      <style:text-properties fo:color="#83d6c5" loext:opacity="100%"/>
    </style:style>
    <style:style style:name="T2" style:family="text">
      <style:text-properties fo:color="#d6d6dd" loext:opacity="100%"/>
    </style:style>
    <style:style style:name="T3" style:family="text">
      <style:text-properties fo:color="#e394dc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MONGODB_URI</text:span><text:span text:style-name="T2">=</text:span><text:span text:style-name="T3">mongodb+srv://mandarjoshi1045_db_user:WwUzx2xSFowFkaZq@cluster0.synlvxu.mongodb.net/chat_db?</text:span><text:span text:style-name="T1">retryWrites</text:span><text:span text:style-name="T2">=</text:span><text:span text:style-name="T3">true&amp;</text:span><text:span text:style-name="T1">w</text:span><text:span text:style-name="T2">=</text:span><text:span text:style-name="T3">majority&amp;</text:span><text:span text:style-name="T1">appName</text:span><text:span text:style-name="T2">=</text:span><text:span text:style-name="T3">Cluster0</text:span></text:p>
      <text:p text:style-name="P2"><text:span text:style-name="T1">PORT</text:span><text:span text:style-name="T2">=</text:span><text:span text:style-name="T3">5001</text:span></text:p>
      <text:p text:style-name="P2"><text:span text:style-name="T1">JWT_SECRET</text:span><text:span text:style-name="T2">=</text:span><text:span text:style-name="T3">mysecretkey</text:span></text:p>
      <text:p text:style-name="P2"><text:span text:style-name="T1">CLOUDINARY_CLOUD_NAME</text:span><text:span text:style-name="T2">=</text:span><text:span text:style-name="T3">dyf7yzvdm</text:span></text:p>
      <text:p text:style-name="P2"><text:span text:style-name="T1">CLOUDINARY_API_KEY</text:span><text:span text:style-name="T2">=</text:span><text:span text:style-name="T3">481412988636184</text:span></text:p>
      <text:p text:style-name="P2"><text:span text:style-name="T1">CLOUDINARY_API_SECRET</text:span><text:span text:style-name="T2">=</text:span><text:span text:style-name="T3">D1dPyR6NKKhJNklNLj9orjdRe9U</text:span></text:p>
      <text:p text:style-name="P2"><text:span text:style-name="T1">NODE_ENV</text:span><text:span text:style-name="T2">=</text:span><text:span text:style-name="T3">development</text:span></text:p>
      <text:p text:style-name="P2"><text:span text:style-name="T1">GOOGLE_CLIENT_ID</text:span><text:span text:style-name="T2">=</text:span><text:span text:style-name="T3">491088596417-t8ma7ocemdh03jhdik8hhmej8sg9v6ck.apps.googleusercontent.com</text:span></text:p>
      <text:p text:style-name="P3"><text:span text:style-name="T1">GOOGLE_CLIENT_SECRET</text:span><text:span text:style-name="T2">=</text:span><text:span text:style-name="T3">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</text:span></text:p>
      <text:p text:style-name="P3"><text:span text:style-name="T3"/></text:p>
      <text:p text:style-name="P3"><text:span text:style-name="T1">VITE_GOOGLE_CLIENT_ID</text:span><text:span text:style-name="T2">=</text:span><text:span text:style-name="T3">491088596417-t8ma7ocemdh03jhdik8hhmej8sg9v6ck.apps.googleusercontent.com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1">MONGODB_URI</text:span><text:span text:style-name="T2">=</text:span><text:span text:style-name="T3">mongodb+srv://mandarjoshi1045_db_user:WwUzx2xSFowFkaZq@cluster0.synlvxu.mongodb.net/chat_db?</text:span><text:span text:style-name="T1">retryWrites</text:span><text:span text:style-name="T2">=</text:span><text:span text:style-name="T3">true&amp;</text:span><text:span text:style-name="T1">w</text:span><text:span text:style-name="T2">=</text:span><text:span text:style-name="T3">majority&amp;</text:span><text:span text:style-name="T1">appName</text:span><text:span text:style-name="T2">=</text:span><text:span text:style-name="T3">Cluster0</text:span></text:p>
      <text:p text:style-name="P2"><text:span text:style-name="T1">PORT</text:span><text:span text:style-name="T2">=</text:span><text:span text:style-name="T3">5001</text:span></text:p>
      <text:p text:style-name="P2"><text:span text:style-name="T1">JWT_SECRET</text:span><text:span text:style-name="T2">=</text:span><text:span text:style-name="T3">mysecretkey</text:span></text:p>
      <text:p text:style-name="P2"><text:span text:style-name="T1">CLOUDINARY_CLOUD_NAME</text:span><text:span text:style-name="T2">=</text:span><text:span text:style-name="T3">dyf7yzvdm</text:span></text:p>
      <text:p text:style-name="P2"><text:span text:style-name="T1">CLOUDINARY_API_KEY</text:span><text:span text:style-name="T2">=</text:span><text:span text:style-name="T3">481412988636184</text:span></text:p>
      <text:p text:style-name="P2"><text:span text:style-name="T1">CLOUDINARY_API_SECRET</text:span><text:span text:style-name="T2">=</text:span><text:span text:style-name="T3">D1dPyR6NKKhJNklNLj9orjdRe9U</text:span></text:p>
      <text:p text:style-name="P2"><text:span text:style-name="T1">NODE_ENV</text:span><text:span text:style-name="T2">=</text:span><text:span text:style-name="T3">development</text:span></text:p>
      <text:p text:style-name="P2"><text:span text:style-name="T1">GOOGLE_CLIENT_ID</text:span><text:span text:style-name="T2">=</text:span><text:span text:style-name="T3">491088596417-t8ma7ocemdh03jhdik8hhmej8sg9v6ck.apps.googleusercontent.com</text:span></text:p>
      <text:p text:style-name="P2"><text:span text:style-name="T1">GOOGLE_CLIENT_SECRET</text:span><text:span text:style-name="T2">=</text:span><text:span text:style-name="T3">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</text:span></text:p>
      <text:p text:style-name="P3"><text:span text:style-name="T3"/></text:p>
      <text:p text:style-name="P2"><text:span text:style-name="T1">VITE_GOOGLE_CLIENT_ID</text:span><text:span text:style-name="T2">=</text:span><text:span text:style-name="T3">491088596417-t8ma7ocemdh03jhdik8hhmej8sg9v6ck.apps.googleusercontent.com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19:40:57.774048181</meta:creation-date>
    <dc:date>2025-09-12T21:35:29.376095294</dc:date>
    <meta:editing-duration>PT6M45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20" meta:character-count="1104" meta:non-whitespace-character-count="1104"/>
  </office:meta>
</office:document-meta>
</file>